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7pt" fo:font-weight="bold" style:font-size-asian="17pt" style:font-weight-asian="bold" style:font-size-complex="17pt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Elabora una lista de ERP disponibles en el mercado.</text:span></text:p>
      <text:p text:style-name="P1"/>
      <text:list xml:id="list2976551820" text:style-name="WWNum1">
        <text:list-item>
          <text:p text:style-name="P2">SAP ERP</text:p>
        </text:list-item>
        <text:list-item>
          <text:p text:style-name="P2">Nube Oracle ERP</text:p>
        </text:list-item>
        <text:list-item>
          <text:p text:style-name="P2">Microsoft Dynamics 365</text:p>
        </text:list-item>
        <text:list-item>
          <text:p text:style-name="P2">Odoo</text:p>
        </text:list-item>
        <text:list-item>
          <text:p text:style-name="P2">NetSuite (de Oracle</text:p>
        </text:list-item>
        <text:list-item>
          <text:p text:style-name="P2">Salvia X3</text:p>
        </text:list-item>
        <text:list-item>
          <text:p text:style-name="P2">Acumática</text:p>
        </text:list-item>
      </text:list>
      <text:p text:style-name="Standard"/>
      <text:p text:style-name="Standard"/>
      <text:p text:style-name="Standard"><text:span text:style-name="T1">Investiga qué ERP utilizan las empresas más conocidas</text:span></text:p>
      <text:p text:style-name="P1"/>
      <text:list xml:id="list2880230366" text:style-name="WWNum2">
        <text:list-item>
          <text:p text:style-name="P3"><text:span text:style-name="T3">Apple</text:span> utiliza <text:span text:style-name="T3">SAP S/4HANA</text:span> para gestionar operaciones clave como su tienda online, la App Store y la cadena de suministro. SAP también optimiza sus finanzas y gestión de inventarios</text:p>
        </text:list-item>
        <text:list-item>
          <text:p text:style-name="P3"><text:span text:style-name="T3">Walmart</text:span> ha confiado en <text:span text:style-name="T3">SAP</text:span> para la gestión financiera global desde 2007, y también usa <text:span text:style-name="T3">Microsoft Azure</text:span> para la gestión de sus almacenes y asignación de recursos</text:p>
        </text:list-item>
        <text:list-item>
          <text:p text:style-name="P3"><text:span text:style-name="T3">Amazon</text:span> usa <text:span text:style-name="T3">Oracle ERP Cloud</text:span> para manejar aspectos relacionados con finanzas, compras y la gestión de recursos humanos, ayudando en la automatización y mejora de procesos​</text:p>
        </text:list-item>
        <text:list-item>
          <text:p text:style-name="P3"><text:span text:style-name="T3">Tesla</text:span> emplea un sistema <text:span text:style-name="T3">SAP S/4HANA</text:span> , optimizando la producción, cadena de suministro y la distribución​</text:p>
        </text:list-item>
        <text:list-item>
          <text:p text:style-name="P3"><text:span text:style-name="T3">Google</text:span> usa <text:span text:style-name="T3">Oracle ERP Cloud</text:span> para gestionar sus operaciones financieras a nivel mundial y para optimizar la cadena de suministr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162" meta:character-count="942" meta:non-whitespace-character-count="804"/>
    <meta:generator>LibreOfficeDev/6.0.5.2$Linux_X86_64 LibreOffice_project/</meta:generator>
  </office:meta>
</office:document-meta>
</file>